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8">
      <style:paragraph-properties fo:text-align="start" style:justify-single-word="false"/>
      <style:text-properties officeooo:paragraph-rsid="002f0a19"/>
    </style:style>
    <style:style style:name="P2" style:family="paragraph" style:parent-style-name="Standard" style:list-style-name="L16">
      <style:paragraph-properties fo:text-align="start" style:justify-single-word="false"/>
      <style:text-properties officeooo:paragraph-rsid="002f0a19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3e1e4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7d94c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72684" officeooo:paragraph-rsid="0043e1e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e1e4" officeooo:paragraph-rsid="0043e1e4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39b" officeooo:paragraph-rsid="0043e1e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d3b1" officeooo:paragraph-rsid="0043e1e4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33e44b" officeooo:paragraph-rsid="0043e1e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officeooo:rsid="004d9c54" officeooo:paragraph-rsid="004d9c54"/>
    </style:style>
    <style:style style:name="P14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officeooo:paragraph-rsid="004d6c68"/>
    </style:style>
    <style:style style:name="P15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officeooo:paragraph-rsid="004d6c68"/>
    </style:style>
    <style:style style:name="P16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f0a19" officeooo:paragraph-rsid="004d6c68" style:font-size-asian="12pt" style:font-weight-asian="normal" style:font-size-complex="12pt" style:font-weight-complex="normal"/>
    </style:style>
    <style:style style:name="P17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d6c68" officeooo:paragraph-rsid="004d6c6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officeooo:paragraph-rsid="0043e1e4" style:font-size-asian="12pt" style:font-size-complex="12pt"/>
    </style:style>
    <style:style style:name="P20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paragraph-rsid="00458241" style:font-size-asian="12pt" style:font-size-complex="12pt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DejaVu Sans Condensed" fo:font-size="12pt" officeooo:paragraph-rsid="00458241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f0a19" officeooo:paragraph-rsid="004d6c68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2f0a19" officeooo:paragraph-rsid="00458241" style:font-size-asian="12pt" style:font-weight-asian="normal" style:font-size-complex="12pt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27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29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30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458241" officeooo:paragraph-rsid="004d9c5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d9c54" officeooo:paragraph-rsid="004d9c54" style:font-size-asian="12pt" style:font-weight-asian="normal" style:font-size-complex="12pt" style:font-weight-complex="normal"/>
    </style:style>
    <style:style style:name="P32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4d6c68" officeooo:paragraph-rsid="004d9c54" style:font-size-asian="12pt" style:font-weight-asian="normal" style:font-size-complex="12pt" style:font-weight-complex="normal"/>
    </style:style>
    <style:style style:name="P33" style:family="paragraph" style:parent-style-name="Standard" style:list-style-name="L15">
      <style:paragraph-properties fo:text-align="start" style:justify-single-word="false"/>
      <style:text-properties style:font-name="DejaVu Sans Condensed" fo:font-size="12pt" fo:font-weight="normal" officeooo:rsid="004d6c68" officeooo:paragraph-rsid="004d6c68" style:font-size-asian="12pt" style:font-weight-asian="normal" style:font-size-complex="12pt" style:font-weight-complex="normal"/>
    </style:style>
    <style:style style:name="P34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weight="normal" officeooo:rsid="004bbe2a" officeooo:paragraph-rsid="004bbe2a" style:font-size-asian="12pt" style:font-weight-asian="normal" style:font-size-complex="12pt" style:font-weight-complex="normal"/>
    </style:style>
    <style:style style:name="P35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weight="normal" officeooo:rsid="00581bc2" officeooo:paragraph-rsid="00581bc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f0a19" officeooo:paragraph-rsid="002f0a19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f0a19" officeooo:paragraph-rsid="004d6c68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6c68" officeooo:paragraph-rsid="004d6c68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DejaVu Sans Condensed" officeooo:paragraph-rsid="0043e1e4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3e1e4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DejaVu Sans Condensed" officeooo:paragraph-rsid="0043e1e4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3e1e4"/>
    </style:style>
    <style:style style:name="P43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3e1e4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DejaVu Sans Condensed" officeooo:paragraph-rsid="0059ce4c"/>
    </style:style>
    <style:style style:name="P45" style:family="paragraph" style:parent-style-name="Standard" style:list-style-name="L8">
      <style:paragraph-properties fo:text-align="start" style:justify-single-word="false"/>
      <style:text-properties style:font-name="DejaVu Sans Condensed" officeooo:paragraph-rsid="002f0a19"/>
    </style:style>
    <style:style style:name="P46" style:family="paragraph" style:parent-style-name="Standard">
      <style:paragraph-properties fo:text-align="start" style:justify-single-word="false"/>
      <style:text-properties style:font-name="DejaVu Sans Condensed" officeooo:paragraph-rsid="002f0a19"/>
    </style:style>
    <style:style style:name="P47" style:family="paragraph" style:parent-style-name="Standard" style:list-style-name="L10">
      <style:paragraph-properties fo:text-align="start" style:justify-single-word="false"/>
      <style:text-properties style:font-name="DejaVu Sans Condensed" officeooo:paragraph-rsid="0051cd57"/>
    </style:style>
    <style:style style:name="P48" style:family="paragraph" style:parent-style-name="Standard" style:list-style-name="L10">
      <style:paragraph-properties fo:text-align="start" style:justify-single-word="false"/>
      <style:text-properties style:font-name="DejaVu Sans Condensed" officeooo:paragraph-rsid="0030fb4e"/>
    </style:style>
    <style:style style:name="P49" style:family="paragraph" style:parent-style-name="Standard" style:list-style-name="L13">
      <style:paragraph-properties fo:text-align="start" style:justify-single-word="false"/>
      <style:text-properties style:font-name="DejaVu Sans Condensed" officeooo:paragraph-rsid="004d9c54"/>
    </style:style>
    <style:style style:name="P50" style:family="paragraph" style:parent-style-name="Standard">
      <style:paragraph-properties fo:text-align="start" style:justify-single-word="false"/>
      <style:text-properties style:font-name="DejaVu Sans Condensed" officeooo:paragraph-rsid="001c0208"/>
    </style:style>
    <style:style style:name="P51" style:family="paragraph" style:parent-style-name="Standard">
      <style:text-properties style:font-name="DejaVu Sans Condensed" officeooo:paragraph-rsid="0043e1e4"/>
    </style:style>
    <style:style style:name="P52" style:family="paragraph" style:parent-style-name="Standard" style:list-style-name="L6">
      <style:text-properties style:font-name="DejaVu Sans Condensed"/>
    </style:style>
    <style:style style:name="T1" style:family="text">
      <style:text-properties officeooo:rsid="00319b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3b85" style:font-weight-asian="bold" style:font-weight-complex="bold"/>
    </style:style>
    <style:style style:name="T4" style:family="text">
      <style:text-properties fo:font-weight="bold" officeooo:rsid="0033f6fd" style:font-weight-asian="bold" style:font-weight-complex="bold"/>
    </style:style>
    <style:style style:name="T5" style:family="text">
      <style:text-properties fo:font-weight="bold" officeooo:rsid="0041cfd7" style:font-weight-asian="bold" style:font-weight-complex="bold"/>
    </style:style>
    <style:style style:name="T6" style:family="text">
      <style:text-properties fo:font-weight="bold" officeooo:rsid="00425775" style:font-weight-asian="bold" style:font-weight-complex="bold"/>
    </style:style>
    <style:style style:name="T7" style:family="text">
      <style:text-properties fo:font-weight="bold" officeooo:rsid="002f0a19" style:font-weight-asian="bold" style:font-weight-complex="bold"/>
    </style:style>
    <style:style style:name="T8" style:family="text">
      <style:text-properties fo:font-weight="bold" officeooo:rsid="00494183" style:font-weight-asian="bold" style:font-weight-complex="bold"/>
    </style:style>
    <style:style style:name="T9" style:family="text">
      <style:text-properties fo:font-weight="bold" officeooo:rsid="0030fb4e" style:font-weight-asian="bold" style:font-weight-complex="bold"/>
    </style:style>
    <style:style style:name="T10" style:family="text">
      <style:text-properties fo:font-weight="bold" officeooo:rsid="0047e29c" style:font-weight-asian="bold" style:font-weight-complex="bold"/>
    </style:style>
    <style:style style:name="T11" style:family="text">
      <style:text-properties fo:font-weight="bold" officeooo:rsid="004d6c68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f0a19" style:font-weight-asian="normal" style:font-weight-complex="normal"/>
    </style:style>
    <style:style style:name="T14" style:family="text">
      <style:text-properties fo:font-weight="normal" officeooo:rsid="0030fb4e" style:font-weight-asian="normal" style:font-weight-complex="normal"/>
    </style:style>
    <style:style style:name="T15" style:family="text">
      <style:text-properties fo:font-weight="normal" officeooo:rsid="00372684" style:font-weight-asian="normal" style:font-weight-complex="normal"/>
    </style:style>
    <style:style style:name="T16" style:family="text">
      <style:text-properties fo:font-weight="normal" officeooo:rsid="0043e1e4" style:font-weight-asian="normal" style:font-weight-complex="normal"/>
    </style:style>
    <style:style style:name="T17" style:family="text">
      <style:text-properties officeooo:rsid="00376743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43e1e4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style="italic" fo:font-weight="normal" officeooo:rsid="0033e44b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style="italic" fo:font-weight="normal" officeooo:rsid="0043e1e4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style="italic" fo:font-weight="normal" officeooo:rsid="0034d3b1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italic" fo:font-weight="normal" officeooo:rsid="0042c678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372684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43e1e4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34d3b1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5ec471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5f939b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615df3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372684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43e1e4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5ec471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68faaf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43e1e4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fo:font-size="12pt" fo:font-weight="normal" officeooo:rsid="00361bf5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fo:font-size="12pt" fo:font-weight="normal" officeooo:rsid="0043e1e4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fo:font-size="12pt" fo:font-weight="normal" officeooo:rsid="00372684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fo:font-size="12pt" fo:font-weight="normal" officeooo:rsid="0034d3b1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fo:font-size="12pt" fo:font-weight="normal" officeooo:rsid="005ec471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fo:font-size="12pt" fo:font-weight="normal" officeooo:rsid="00615df3" style:font-size-asian="12pt" style:font-weight-asian="normal" style:font-size-complex="12pt" style:font-weight-complex="normal"/>
    </style:style>
    <style:style style:name="T47" style:family="text">
      <style:text-properties style:text-line-through-style="none" style:text-line-through-type="none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line-through-style="none" style:text-line-through-type="none" fo:font-size="12pt" fo:font-style="normal" fo:font-weight="normal" officeooo:rsid="0043e1e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line-through-style="none" style:text-line-through-type="none" fo:font-size="12pt" style:font-size-asian="12pt" style:font-size-complex="12pt"/>
    </style:style>
    <style:style style:name="T51" style:family="text">
      <style:text-properties style:text-line-through-style="none" style:text-line-through-type="none" fo:font-size="12pt" officeooo:rsid="0043e1e4" style:font-size-asian="12pt" style:font-size-complex="12pt"/>
    </style:style>
    <style:style style:name="T52" style:family="text">
      <style:text-properties style:text-line-through-style="none" style:text-line-through-type="none" fo:font-size="12pt" officeooo:rsid="00372684" style:font-size-asian="12pt" style:font-size-complex="12pt"/>
    </style:style>
    <style:style style:name="T53" style:family="text">
      <style:text-properties style:text-line-through-style="none" style:text-line-through-type="none" fo:font-size="12pt" fo:font-weight="bold" officeooo:rsid="0033e44b" style:font-size-asian="12pt" style:font-weight-asian="bold" style:font-size-complex="12pt" style:font-weight-complex="bold"/>
    </style:style>
    <style:style style:name="T54" style:family="text">
      <style:text-properties style:text-line-through-style="none" style:text-line-through-type="none" fo:font-size="12pt" fo:font-weight="bold" officeooo:rsid="005ec471" style:font-size-asian="12pt" style:font-weight-asian="bold" style:font-size-complex="12pt" style:font-weight-complex="bold"/>
    </style:style>
    <style:style style:name="T55" style:family="text">
      <style:text-properties style:text-line-through-style="none" style:text-line-through-type="none" fo:font-size="12pt" fo:font-weight="bold" officeooo:rsid="0068faaf" style:font-size-asian="12pt" style:font-weight-asian="bold" style:font-size-complex="12pt" style:font-weight-complex="bold"/>
    </style:style>
    <style:style style:name="T56" style:family="text">
      <style:text-properties style:text-line-through-style="none" style:text-line-through-type="none" fo:font-size="12pt" fo:font-weight="bold" officeooo:rsid="0043e1e4" style:font-size-asian="12pt" style:font-weight-asian="bold" style:font-size-complex="12pt" style:font-weight-complex="bold"/>
    </style:style>
    <style:style style:name="T57" style:family="text">
      <style:text-properties style:text-line-through-style="none" style:text-line-through-type="none" fo:font-size="12pt" fo:font-style="italic" fo:font-weight="normal" officeooo:rsid="0033e44b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text-line-through-style="none" style:text-line-through-type="none" fo:font-size="12pt" fo:font-style="italic" fo:font-weight="normal" officeooo:rsid="0043e1e4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text-line-through-style="none" style:text-line-through-type="none" fo:font-size="12pt" fo:font-style="italic" fo:font-weight="normal" officeooo:rsid="0034d3b1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text-line-through-style="none" style:text-line-through-type="none" fo:font-size="12pt" fo:font-style="italic" fo:font-weight="normal" officeooo:rsid="0042c678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text-line-through-style="none" style:text-line-through-type="none" fo:font-style="normal" fo:font-weight="normal" officeooo:rsid="006c1070" style:font-style-asian="normal" style:font-weight-asian="normal" style:font-style-complex="normal" style:font-weight-complex="normal"/>
    </style:style>
    <style:style style:name="T62" style:family="text">
      <style:text-properties style:text-line-through-style="none" style:text-line-through-type="none" fo:font-style="normal" fo:font-weight="normal" officeooo:rsid="0043e1e4" style:font-style-asian="normal" style:font-weight-asian="normal" style:font-style-complex="normal" style:font-weight-complex="normal"/>
    </style:style>
    <style:style style:name="T63" style:family="text">
      <style:text-properties officeooo:rsid="00686be6"/>
    </style:style>
    <style:style style:name="T64" style:family="text">
      <style:text-properties officeooo:rsid="0067d94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42c678" style:font-style-asian="italic" style:font-style-complex="italic"/>
    </style:style>
    <style:style style:name="T67" style:family="text">
      <style:text-properties fo:font-style="italic" officeooo:rsid="00686be6" style:font-style-asian="italic" style:font-style-complex="italic"/>
    </style:style>
    <style:style style:name="T68" style:family="text">
      <style:text-properties officeooo:rsid="0043e1e4"/>
    </style:style>
    <style:style style:name="T69" style:family="text">
      <style:text-properties officeooo:rsid="00458241"/>
    </style:style>
    <style:style style:name="T70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71" style:family="text">
      <style:text-properties style:font-name="DejaVu Sans Condensed" fo:font-size="12pt" fo:font-weight="normal" officeooo:rsid="002f0a19" style:font-size-asian="12pt" style:font-weight-asian="normal" style:font-size-complex="12pt" style:font-weight-complex="normal"/>
    </style:style>
    <style:style style:name="T72" style:family="text">
      <style:text-properties style:font-name="DejaVu Sans Condensed" fo:font-size="12pt" fo:font-weight="normal" officeooo:rsid="0030fb4e" style:font-size-asian="12pt" style:font-weight-asian="normal" style:font-size-complex="12pt" style:font-weight-complex="normal"/>
    </style:style>
    <style:style style:name="T73" style:family="text">
      <style:text-properties style:font-name="DejaVu Sans Condensed" fo:font-size="12pt" fo:font-weight="normal" officeooo:rsid="004d6c68" style:font-size-asian="12pt" style:font-weight-asian="normal" style:font-size-complex="12pt" style:font-weight-complex="normal"/>
    </style:style>
    <style:style style:name="T74" style:family="text">
      <style:text-properties style:font-name="DejaVu Sans Condensed" fo:font-size="12pt" fo:font-weight="normal" officeooo:rsid="00509ae5" style:font-size-asian="12pt" style:font-weight-asian="normal" style:font-size-complex="12pt" style:font-weight-complex="normal"/>
    </style:style>
    <style:style style:name="T75" style:family="text">
      <style:text-properties style:font-name="DejaVu Sans Condensed" fo:font-size="12pt" fo:font-weight="normal" officeooo:rsid="00530185" style:font-size-asian="12pt" style:font-weight-asian="normal" style:font-size-complex="12pt" style:font-weight-complex="normal"/>
    </style:style>
    <style:style style:name="T76" style:family="text">
      <style:text-properties style:font-name="DejaVu Sans Condensed" fo:font-size="12pt" fo:font-weight="bold" officeooo:rsid="00458241" style:font-size-asian="12pt" style:font-weight-asian="bold" style:font-size-complex="12pt" style:font-weight-complex="bold"/>
    </style:style>
    <style:style style:name="T77" style:family="text">
      <style:text-properties style:font-name="DejaVu Sans Condensed" fo:font-size="12pt" fo:font-weight="bold" officeooo:rsid="002f0a19" style:font-size-asian="12pt" style:font-weight-asian="bold" style:font-size-complex="12pt" style:font-weight-complex="bold"/>
    </style:style>
    <style:style style:name="T78" style:family="text">
      <style:text-properties style:font-name="DejaVu Sans Condensed" fo:font-size="12pt" fo:font-weight="bold" officeooo:rsid="0030fb4e" style:font-size-asian="12pt" style:font-weight-asian="bold" style:font-size-complex="12pt" style:font-weight-complex="bold"/>
    </style:style>
    <style:style style:name="T79" style:family="text">
      <style:text-properties style:font-name="DejaVu Sans Condensed" fo:font-size="12pt" fo:font-weight="bold" officeooo:rsid="0047e29c" style:font-size-asian="12pt" style:font-weight-asian="bold" style:font-size-complex="12pt" style:font-weight-complex="bold"/>
    </style:style>
    <style:style style:name="T80" style:family="text">
      <style:text-properties style:font-name="DejaVu Sans Condensed" fo:font-size="12pt" fo:font-weight="bold" officeooo:rsid="004d6c68" style:font-size-asian="12pt" style:font-weight-asian="bold" style:font-size-complex="12pt" style:font-weight-complex="bold"/>
    </style:style>
    <style:style style:name="T81" style:family="text">
      <style:text-properties style:font-name="DejaVu Sans Condensed" fo:font-size="12pt" fo:font-weight="bold" officeooo:rsid="00509ae5" style:font-size-asian="12pt" style:font-weight-asian="bold" style:font-size-complex="12pt" style:font-weight-complex="bold"/>
    </style:style>
    <style:style style:name="T82" style:family="text">
      <style:text-properties style:font-name="DejaVu Sans Condensed" fo:font-size="12pt" fo:font-weight="bold" officeooo:rsid="00530185" style:font-size-asian="12pt" style:font-weight-asian="bold" style:font-size-complex="12pt" style:font-weight-complex="bold"/>
    </style:style>
    <style:style style:name="T83" style:family="text">
      <style:text-properties officeooo:rsid="004d6c68"/>
    </style:style>
    <style:style style:name="T84" style:family="text">
      <style:text-properties officeooo:rsid="0030fb4e"/>
    </style:style>
    <style:style style:name="T85" style:family="text">
      <style:text-properties style:text-line-through-style="solid" style:text-line-through-type="single" officeooo:rsid="004d6c68"/>
    </style:style>
    <style:style style:name="T86" style:family="text">
      <style:text-properties style:text-line-through-style="solid" style:text-line-through-type="single" officeooo:rsid="0030fb4e"/>
    </style:style>
    <style:style style:name="T87" style:family="text">
      <style:text-properties style:text-line-through-style="solid" style:text-line-through-type="single" fo:font-weight="bold" officeooo:rsid="0030fb4e" style:font-weight-asian="bold" style:font-weight-complex="bold"/>
    </style:style>
    <style:style style:name="T88" style:family="text">
      <style:text-properties officeooo:rsid="004dc0e1"/>
    </style:style>
    <style:style style:name="T89" style:family="text">
      <style:text-properties officeooo:rsid="004f8412"/>
    </style:style>
    <style:style style:name="T90" style:family="text">
      <style:text-properties fo:color="#c9211e" loext:opacity="100%" style:font-name="DejaVu Sans Condensed" fo:font-size="12pt" fo:font-style="italic" fo:font-weight="normal" officeooo:rsid="00319b34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fo:color="#c9211e" loext:opacity="100%" style:font-name="DejaVu Sans Condensed" fo:font-size="12pt" fo:font-style="italic" fo:font-weight="normal" officeooo:rsid="00505b4c" style:font-size-asian="12pt" style:font-style-asian="italic" style:font-weight-asian="normal" style:font-size-complex="12pt" style:font-style-complex="italic" style:font-weight-complex="normal"/>
    </style:style>
    <style:style style:name="T92" style:family="text">
      <style:text-properties fo:color="#c9211e" loext:opacity="100%" style:font-name="DejaVu Sans Condensed" fo:font-size="12pt" fo:font-style="italic" fo:font-weight="normal" officeooo:rsid="004f84e6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fo:color="#c9211e" loext:opacity="100%" style:font-name="DejaVu Sans Condensed" fo:font-size="12pt" fo:font-style="italic" fo:font-weight="normal" officeooo:rsid="005951ae" style:font-size-asian="12pt" style:font-style-asian="italic" style:font-weight-asian="normal" style:font-size-complex="12pt" style:font-style-complex="italic" style:font-weight-complex="normal"/>
    </style:style>
    <style:style style:name="T94" style:family="text">
      <style:text-properties fo:color="#c9211e" loext:opacity="100%" fo:font-size="12pt" fo:font-style="italic" fo:font-weight="normal" officeooo:rsid="005951ae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fo:color="#c9211e" loext:opacity="100%" fo:font-size="12pt" fo:font-style="italic" fo:font-weight="normal" officeooo:rsid="00319b34" style:font-size-asian="12pt" style:font-style-asian="italic" style:font-weight-asian="normal" style:font-size-complex="12pt" style:font-style-complex="italic" style:font-weight-complex="normal"/>
    </style:style>
    <style:style style:name="T96" style:family="text">
      <style:text-properties fo:color="#c9211e" loext:opacity="100%" fo:font-size="12pt" fo:font-style="italic" fo:font-weight="normal" officeooo:rsid="00505b4c" style:font-size-asian="12pt" style:font-style-asian="italic" style:font-weight-asian="normal" style:font-size-complex="12pt" style:font-style-complex="italic" style:font-weight-complex="normal"/>
    </style:style>
    <style:style style:name="T97" style:family="text">
      <style:text-properties fo:color="#c9211e" loext:opacity="100%" fo:font-size="12pt" fo:font-style="italic" fo:font-weight="normal" officeooo:rsid="004f84e6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fo:color="#c9211e" loext:opacity="100%" fo:font-size="12pt" fo:font-style="italic" fo:font-weight="normal" officeooo:rsid="0059ce4c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fo:color="#c9211e" loext:opacity="100%" style:font-name="DejaVu Sans Condensed1" fo:font-size="12pt" fo:font-style="italic" fo:font-weight="normal" officeooo:rsid="0059ce4c" style:font-name-asian="DejaVu Sans Condensed1" style:font-size-asian="12pt" style:font-style-asian="italic" style:font-weight-asian="normal" style:font-name-complex="DejaVu Sans Condensed1" style:font-size-complex="12pt" style:font-style-complex="italic" style:font-weight-complex="normal"/>
    </style:style>
    <style:style style:name="T100" style:family="text">
      <style:text-properties officeooo:rsid="005512e8"/>
    </style:style>
    <style:style style:name="T101" style:family="text">
      <style:text-properties fo:font-size="12pt" fo:font-weight="normal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2f0a19" style:font-size-asian="12pt" style:font-weight-asian="normal" style:font-size-complex="12pt" style:font-weight-complex="normal"/>
    </style:style>
    <style:style style:name="T103" style:family="text">
      <style:text-properties fo:font-size="12pt" fo:font-weight="normal" officeooo:rsid="00509ae5" style:font-size-asian="12pt" style:font-weight-asian="normal" style:font-size-complex="12pt" style:font-weight-complex="normal"/>
    </style:style>
    <style:style style:name="T104" style:family="text">
      <style:text-properties fo:font-size="12pt" fo:font-weight="normal" officeooo:rsid="0030fb4e" style:font-size-asian="12pt" style:font-weight-asian="normal" style:font-size-complex="12pt" style:font-weight-complex="normal"/>
    </style:style>
    <style:style style:name="T105" style:family="text">
      <style:text-properties fo:font-size="12pt" fo:font-weight="normal" officeooo:rsid="00530185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4d6c68" style:font-size-asian="12pt" style:font-weight-asian="normal" style:font-size-complex="12pt" style:font-weight-complex="normal"/>
    </style:style>
    <style:style style:name="T107" style:family="text">
      <style:text-properties fo:font-size="12pt" fo:font-weight="bold" officeooo:rsid="0047e29c" style:font-size-asian="12pt" style:font-weight-asian="bold" style:font-size-complex="12pt" style:font-weight-complex="bold"/>
    </style:style>
    <style:style style:name="T108" style:family="text">
      <style:text-properties fo:font-size="12pt" fo:font-weight="bold" officeooo:rsid="004d6c68" style:font-size-asian="12pt" style:font-weight-asian="bold" style:font-size-complex="12pt" style:font-weight-complex="bold"/>
    </style:style>
    <style:style style:name="T109" style:family="text">
      <style:text-properties fo:font-size="12pt" fo:font-weight="bold" officeooo:rsid="002f0a19" style:font-size-asian="12pt" style:font-weight-asian="bold" style:font-size-complex="12pt" style:font-weight-complex="bold"/>
    </style:style>
    <style:style style:name="T110" style:family="text">
      <style:text-properties fo:font-size="12pt" fo:font-weight="bold" officeooo:rsid="00458241" style:font-size-asian="12pt" style:font-weight-asian="bold" style:font-size-complex="12pt" style:font-weight-complex="bold"/>
    </style:style>
    <style:style style:name="T111" style:family="text">
      <style:text-properties fo:font-size="12pt" fo:font-weight="bold" officeooo:rsid="00509ae5" style:font-size-asian="12pt" style:font-weight-asian="bold" style:font-size-complex="12pt" style:font-weight-complex="bold"/>
    </style:style>
    <style:style style:name="T112" style:family="text">
      <style:text-properties fo:font-size="12pt" fo:font-weight="bold" officeooo:rsid="0030fb4e" style:font-size-asian="12pt" style:font-weight-asian="bold" style:font-size-complex="12pt" style:font-weight-complex="bold"/>
    </style:style>
    <style:style style:name="T113" style:family="text">
      <style:text-properties fo:font-size="12pt" fo:font-weight="bold" officeooo:rsid="00530185" style:font-size-asian="12pt" style:font-weight-asian="bold" style:font-size-complex="12pt" style:font-weight-complex="bold"/>
    </style:style>
    <style:style style:name="T114" style:family="text">
      <style:text-properties fo:font-size="12pt" fo:font-weight="bold" officeooo:rsid="0033f6fd" style:font-size-asian="12pt" style:font-weight-asian="bold" style:font-size-complex="12pt" style:font-weight-complex="bold"/>
    </style:style>
    <style:style style:name="T115" style:family="text">
      <style:text-properties fo:font-size="12pt" fo:font-weight="bold" officeooo:rsid="00494183" style:font-size-asian="12pt" style:font-weight-asian="bold" style:font-size-complex="12pt" style:font-weight-complex="bold"/>
    </style:style>
    <style:style style:name="T116" style:family="text">
      <style:text-properties fo:font-size="12pt" fo:font-weight="bold" officeooo:rsid="0041cfd7" style:font-size-asian="12pt" style:font-weight-asian="bold" style:font-size-complex="12pt" style:font-weight-complex="bold"/>
    </style:style>
    <style:style style:name="T117" style:family="text">
      <style:text-properties fo:font-size="12pt" fo:font-weight="bold" officeooo:rsid="00243b85" style:font-size-asian="12pt" style:font-weight-asian="bold" style:font-size-complex="12pt" style:font-weight-complex="bold"/>
    </style:style>
    <style:style style:name="T118" style:family="text">
      <style:text-properties officeooo:rsid="0059ce4c"/>
    </style:style>
    <style:style style:name="T119" style:family="text">
      <style:text-properties style:font-name="DejaVu Sans Condensed" fo:font-size="12pt" fo:font-weight="normal" officeooo:rsid="0059ce4c" style:font-size-asian="12pt" style:font-weight-asian="normal" style:font-size-complex="12pt" style:font-weight-complex="normal"/>
    </style:style>
    <style:style style:name="T120" style:family="text">
      <style:text-properties style:font-name="DejaVu Sans Condensed" fo:font-size="12pt" fo:font-weight="normal" officeooo:rsid="002f0a19" style:font-size-asian="12pt" style:font-weight-asian="normal" style:font-size-complex="12pt" style:font-weight-complex="normal"/>
    </style:style>
    <style:style style:name="T121" style:family="text">
      <style:text-properties style:font-name="DejaVu Sans Condensed" fo:font-size="12pt" fo:font-weight="normal" officeooo:rsid="00458241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114">3</text:span><text:span text:style-name="T115">0</text:span><text:span text:style-name="T116">2</text:span><text:span text:style-name="T114"> - Flight</text:span><text:span text:style-name="T117"> - </text:span><text:span text:style-name="T114">Datalink</text:span></text:p>
      <text:p text:style-name="P22"/>
      <text:p text:style-name="P36">Datalink targets -- <text:span text:style-name="T1">WIP</text:span></text:p>
      <text:list xml:id="list1919054783" text:style-name="L6">
        <text:list-item>
          <text:p text:style-name="P44"><text:span text:style-name="T94">IMPORTANT</text:span><text:span text:style-name="T95">: R-800 radio (on left side of cockpit, forward of collective) must be on same freq for all </text:span><text:span text:style-name="T96">f</text:span><text:span text:style-name="T99">‌</text:span><text:span text:style-name="T96">light</text:span><text:span text:style-name="T95"> members to share data. <text:s/></text:span><text:span text:style-name="T97">All </text:span><text:span text:style-name="T96">f</text:span><text:span text:style-name="T99">‌</text:span><text:span text:style-name="T96">light</text:span><text:span text:style-name="T97"> members should be in </text:span><text:span text:style-name="T94">COM or </text:span><text:span text:style-name="T97">WINGM mode, with ID knob set to unique value per member.</text:span></text:p>
        </text:list-item>
        <text:list-item>
          <text:p text:style-name="P52">Datalink is LOS limited, you may lose datalink communication if you lose LOS with other helicopters.</text:p>
        </text:list-item>
      </text:list>
      <text:p text:style-name="P38">Sending a locked location directly to wingmen</text:p>
      <text:list xml:id="list3266910412" text:style-name="L7">
        <text:list-item>
          <text:p text:style-name="P23">Point Shkval at target and lase <text:span text:style-name="T100">i</text:span>t. <text:s/>Locking the target is not required, but must have accurate range.</text:p>
        </text:list-item>
        <text:list-item>
          <text:p text:style-name="P28">P<text:span text:style-name="T84">ress </text:span><text:span text:style-name="T9">number of helicopter </text:span><text:span text:style-name="T10">(1/2/3/4)</text:span><text:span text:style-name="T84"> to send to, </text:span><text:span text:style-name="T83">or </text:span><text:span text:style-name="T11">DL TO ALL</text:span><text:span text:style-name="T83">,</text:span><text:span text:style-name="T84"> on Datalink panel.</text:span></text:p>
        </text:list-item>
        <text:list-item>
          <text:p text:style-name="P23">Press <text:span text:style-name="T10">SEND/MEM</text:span> button.</text:p>
        </text:list-item>
      </text:list>
      <text:p text:style-name="P36">Storing targets</text:p>
      <text:list xml:id="list2379274813" text:style-name="L8">
        <text:list-item>
          <text:p text:style-name="P24">Point Shkval at target and lase it. <text:s/>Locking the target is not required, but must have accurate range.</text:p>
        </text:list-item>
        <text:list-item>
          <text:p text:style-name="P20"><text:span text:style-name="T13">Press </text:span><text:span text:style-name="T7">one of the 4 buttons</text:span><text:span text:style-name="T13"> on the top row of the Datalink panel (top left corner of cockpit).</text:span></text:p>
        </text:list-item>
      </text:list>
      <text:list xml:id="list1812239436" text:style-name="L9">
        <text:list-item>
          <text:list>
            <text:list-item>
              <text:p text:style-name="P25">1/Diamond = Armor</text:p>
            </text:list-item>
            <text:list-item>
              <text:p text:style-name="P25">2/House = SAMs/AAA</text:p>
            </text:list-item>
            <text:list-item>
              <text:p text:style-name="P25">3/Square = Other</text:p>
            </text:list-item>
            <text:list-item>
              <text:p text:style-name="P21"><text:span text:style-name="T16">(</text:span><text:span text:style-name="T13">4</text:span><text:span text:style-name="T16">)</text:span><text:span text:style-name="T13">/Large House = </text:span><text:span text:style-name="T14">Reference point</text:span><text:span text:style-name="T13">.</text:span></text:p>
            </text:list-item>
          </text:list>
        </text:list-item>
      </text:list>
      <text:list xml:id="list155815979103854" text:continue-list="list2379274813" text:style-name="L8">
        <text:list-item>
          <text:p text:style-name="P45"><text:span text:style-name="T102">Press </text:span><text:span text:style-name="T107">SEND/MEM</text:span><text:span text:style-name="T102"> button.</text:span></text:p>
        </text:list-item>
        <text:list-item>
          <text:p text:style-name="P1"><text:span text:style-name="T119">T</text:span><text:span text:style-name="T71">arget should appear </text:span><text:span text:style-name="T119">on ABRIS map as a blue icon matching the button</text:span><text:span text:style-name="T121">.</text:span></text:p>
        </text:list-item>
      </text:list>
      <text:list xml:id="list3928281215" text:style-name="L16">
        <text:list-item>
          <text:p text:style-name="P2"><text:span text:style-name="T71">You can store up to 4 targets of each type.</text:span></text:p>
        </text:list-item>
      </text:list>
      <text:p text:style-name="P46"><text:span text:style-name="T108">Recalling</text:span><text:span text:style-name="T109"> targets</text:span><text:span text:style-name="T110"> </text:span><text:span text:style-name="T108">on your own helicopter</text:span></text:p>
      <text:list xml:id="list1405098731" text:style-name="L10">
        <text:list-item>
          <text:p text:style-name="P47"><text:span text:style-name="T109">Shkval reset/off</text:span><text:span text:style-name="T102"> (</text:span><text:span text:style-name="T110">Coll Metal Switch 3</text:span><text:span text:style-name="T109"> down</text:span><text:span text:style-name="T102">, TV screen should not be showing an image)</text:span></text:p>
        </text:list-item>
        <text:list-item>
          <text:p text:style-name="P47"><text:span text:style-name="T111">Helmet Mounted Sight off</text:span><text:span text:style-name="T103"> (</text:span><text:span text:style-name="T111">Coll Metal Switch 3 up</text:span><text:span text:style-name="T103"> to toggle)</text:span></text:p>
        </text:list-item>
        <text:list-item>
          <text:p text:style-name="P26">Press one of the 4 buttons on the top row of the Datalink panel to cycle through the stored targets of that type. <text:s/>The selected target blinks in the ABRIS.</text:p>
        </text:list-item>
        <text:list-item>
          <text:p text:style-name="P48"><text:span text:style-name="T104">Press </text:span><text:span text:style-name="T112">DL/INGRESS</text:span><text:span text:style-name="T104"> button on Datalink panel, then </text:span><text:span text:style-name="T105">U</text:span><text:span text:style-name="T104">ncage Shkval (</text:span><text:span text:style-name="T113">Coll Red Button</text:span><text:span text:style-name="T104">) to point Shkval at seleted target.</text:span></text:p>
        </text:list-item>
      </text:list>
      <text:p text:style-name="P37">S<text:span text:style-name="T83">ending targets to wingmen</text:span></text:p>
      <text:p text:style-name="P13"><text:span text:style-name="T102">S</text:span><text:span text:style-name="T101">teps from manual, may not be accurate:</text:span></text:p>
      <text:list xml:id="list4096940696" text:style-name="L11">
        <text:list-item>
          <text:p text:style-name="P14"><text:span text:style-name="T102">Start with Shkval reset/off (</text:span><text:span text:style-name="T110">Coll Metal Switch 3</text:span><text:span text:style-name="T109"> down</text:span><text:span text:style-name="T102">, TV screen should not be showing an image).</text:span></text:p>
        </text:list-item>
        <text:list-item>
          <text:p text:style-name="P16">Press one of the 4 buttons on the top row of the Datalink panel <text:span text:style-name="T83">ONLY ONCE.</text:span></text:p>
        </text:list-item>
      </text:list>
      <text:list xml:id="list4017533529" text:style-name="L12">
        <text:list-item>
          <text:list>
            <text:list-item>
              <text:p text:style-name="P15"><text:span text:style-name="T106">DO NOT press it repeatedly yet</text:span><text:span text:style-name="T102"> to cycle through the stored targets of that type. <text:s/></text:span><text:span text:style-name="T106">That happens later.</text:span></text:p>
            </text:list-item>
          </text:list>
        </text:list-item>
      </text:list>
      <text:list xml:id="list155814040762175" text:continue-list="list4096940696" text:style-name="L11">
        <text:list-item>
          <text:p text:style-name="P17">P<text:span text:style-name="T84">ress </text:span><text:span text:style-name="T9">number of helicopter </text:span><text:span text:style-name="T10">(1/2/3/4)</text:span><text:span text:style-name="T84"> to send to, </text:span><text:span text:style-name="T83">or </text:span><text:span text:style-name="T11">DL TO ALL</text:span><text:span text:style-name="T83">,</text:span><text:span text:style-name="T84"> on Datalink panel.</text:span></text:p>
        </text:list-item>
        <text:list-item>
          <text:p text:style-name="P18">Press one of the 4 buttons on the top row of the Datalink panel to cycle through the targets of that type until the one you want is selected.</text:p>
        </text:list-item>
        <text:list-item>
          <text:p text:style-name="P29"><text:span text:style-name="T85">Press</text:span><text:span text:style-name="T86"> </text:span><text:span text:style-name="T87">SEND/MEM</text:span><text:span text:style-name="T86">.</text:span></text:p>
        </text:list-item>
      </text:list>
      <text:p text:style-name="P31">Steps from https://www.youtube.com/watch?v=_NJosgwBG5U</text:p>
      <text:list xml:id="list1680352947" text:style-name="L13">
        <text:list-item>
          <text:p text:style-name="P49"><text:span text:style-name="T102">Start with Shkval reset/off (</text:span><text:span text:style-name="T110">Coll Metal Switch 3</text:span><text:span text:style-name="T109"> down</text:span><text:span text:style-name="T102">, TV screen should not be showing an image).</text:span></text:p>
        </text:list-item>
        <text:list-item>
          <text:p text:style-name="P32">Press one of the 4 buttons on the top row of the Datalink panel to cycle through the stored targets of that type. <text:s/>The selected target blinks in the ABRIS.</text:p>
        </text:list-item>
        <text:list-item>
          <text:p text:style-name="P30">P<text:span text:style-name="T84">ress </text:span><text:span text:style-name="T9">number of helicopter </text:span><text:span text:style-name="T10">(1/2/3/4)</text:span><text:span text:style-name="T84"> to send to, </text:span><text:span text:style-name="T83">or </text:span><text:span text:style-name="T11">DL TO ALL</text:span><text:span text:style-name="T83">,</text:span><text:span text:style-name="T84"> on Datalink panel.</text:span></text:p>
        </text:list-item>
        <text:list-item>
          <text:p text:style-name="P30"><text:span text:style-name="T83">Press</text:span><text:span text:style-name="T84"> </text:span><text:span text:style-name="T9">SEND/MEM</text:span><text:span text:style-name="T84">.</text:span></text:p>
        </text:list-item>
      </text:list>
      <text:p text:style-name="P36">Deleting targets</text:p>
      <text:list xml:id="list2683303969" text:style-name="L14">
        <text:list-item>
          <text:p text:style-name="P34">Recall target you want to delete (steps above).</text:p>
        </text:list-item>
        <text:list-item>
          <text:p text:style-name="P27">Press <text:span text:style-name="T2">Clear</text:span> button on Datalink panel to delete the selected target.</text:p>
        </text:list-item>
        <text:list-item>
          <text:p text:style-name="P35">Or clear all targets by turning Datalink switch (below PVI-800 keypad) to OFF then back to DL.</text:p>
        </text:list-item>
      </text:list>
      <text:p text:style-name="P38">When you receive data from another helicopter</text:p>
      <text:list xml:id="list2223632756" text:style-name="L15">
        <text:list-item>
          <text:p text:style-name="P33"><text:span text:style-name="T88">Light blinks?? </text:span>Press SEND/MEM to store it <text:span text:style-name="T89">to ABRIS</text:span>?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6T15:58:13.813000000</dc:date>
    <meta:editing-duration>PT20H7M55S</meta:editing-duration>
    <meta:editing-cycles>6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2" meta:word-count="530" meta:character-count="2858" meta:non-whitespace-character-count="2396"/>
  </office:meta>
</office:document-meta>
</file>